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a29e" officeooo:paragraph-rsid="0007a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s.stackexchange.com/questions/9923/a-good-resource-for-christofides-heuristic" text:style-name="Internet_20_link" text:visited-style-name="Visited_20_Internet_20_Link">https://cs.stackexchange.com/questions/9923/a-good-resource-for-christofides-heuristic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4:09:15.602000000</meta:creation-date>
    <dc:date>2017-06-03T14:10:04.76100000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6"/>
    <meta:generator>LibreOffice/5.0.3.2$Windows_x86 LibreOffice_project/e5f16313668ac592c1bfb310f4390624e3dbfb75</meta:generator>
  </office:meta>
</office:document-meta>
</file>